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3138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8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ff3333"/>
    </style:style>
    <style:style style:name="ce2" style:family="table-cell" style:parent-style-name="Default" style:data-style-name="N100"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2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5" table:default-cell-style-name="ce1"/>
        <table:table-column table:style-name="co11" table:default-cell-style-name="ce2"/>
        <table:table-column table:style-name="co3" table:number-columns-repeated="1004" table:default-cell-style-name="ce1"/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Tx(mW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13500000" calcext:value-type="float">
            <text:p>13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976500" calcext:value-type="float">
            <text:p>976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7.23333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Tx(mW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67500000" calcext:value-type="float">
            <text:p>67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1909500" calcext:value-type="float">
            <text:p>1909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2.82889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Tx(mW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121500000" calcext:value-type="float">
            <text:p>121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3753000" calcext:value-type="float">
            <text:p>37530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3.08889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OLSR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Tx(mW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13500000" calcext:value-type="float">
            <text:p>13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999000" calcext:value-type="float">
            <text:p>9990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7.4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OLSR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Tx(mW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67500000" calcext:value-type="float">
            <text:p>67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2901000" calcext:value-type="float">
            <text:p>29010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4.29778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OLSR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Tx(mW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121500000" calcext:value-type="float">
            <text:p>121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4162500" calcext:value-type="float">
            <text:p>4162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3.42593%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"/>
          <table:table-cell table:number-columns-repeated="100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Tx(mW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13350000" calcext:value-type="float">
            <text:p>1335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913500" calcext:value-type="float">
            <text:p>913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6.8427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Tx(mW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67500000" calcext:value-type="float">
            <text:p>67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3508500" calcext:value-type="float">
            <text:p>3508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5.19778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Tx(mW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121350000" calcext:value-type="float">
            <text:p>12135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3867000" calcext:value-type="float">
            <text:p>38670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3.18665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OLSR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Tx(mW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13350000" calcext:value-type="float">
            <text:p>1335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2061000" calcext:value-type="float">
            <text:p>20610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15.4382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OLSR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Tx(mW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67500000" calcext:value-type="float">
            <text:p>67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7111500" calcext:value-type="float">
            <text:p>7111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10.5356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OLSR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Tx(mW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121350000" calcext:value-type="float">
            <text:p>12135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9169500" calcext:value-type="float">
            <text:p>9169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7.55624%</text:p>
          </table:table-cell>
          <table:table-cell table:number-columns-repeated="1004"/>
        </table:table-row>
        <table:table-row table:style-name="ro1" table:number-rows-repeated="2">
          <table:table-cell table:number-columns-repeated="19"/>
          <table:table-cell table:style-name="ce1"/>
          <table:table-cell table:number-columns-repeated="100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PTx(mW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13500000" calcext:value-type="float">
            <text:p>13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.111111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PTx(mW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67500000" calcext:value-type="float">
            <text:p>67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148500" calcext:value-type="float">
            <text:p>148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.22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PTx(mW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121500000" calcext:value-type="float">
            <text:p>121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199500" calcext:value-type="float">
            <text:p>199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.164198%</text:p>
          </table:table-cell>
          <table:table-cell table:number-columns-repeated="100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Tx(mW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13500000" calcext:value-type="float">
            <text:p>13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.0444444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Tx(mW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67500000" calcext:value-type="float">
            <text:p>67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.0133333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Tx(mW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121500000" calcext:value-type="float">
            <text:p>121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.00493827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OSLR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Tx(mW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13500000" calcext:value-type="float">
            <text:p>13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13500" calcext:value-type="float">
            <text:p>13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.1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OSLR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Tx(mW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67500000" calcext:value-type="float">
            <text:p>67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52500" calcext:value-type="float">
            <text:p>52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.0777778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OSLR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Tx(mW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121500000" calcext:value-type="float">
            <text:p>121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63000" calcext:value-type="float">
            <text:p>630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.0518519%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5">00/00/0000</text:date>, <text:time style:data-style-name="N2" text:time-value="13:58:24.970893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4-05T13:59:27.162052348</dc:date>
    <meta:editing-duration>PT1M59S</meta:editing-duration>
    <meta:editing-cycles>6</meta:editing-cycles>
    <meta:document-statistic meta:table-count="1" meta:cell-count="294" meta:object-count="0"/>
  </office:meta>
</office:document-meta>
</file>